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8.877cm" svg:height="4.993cm" svg:x="5.027cm" svg:y="6.394cm">
            <draw:object draw:notify-on-update-of-ranges="Feuille1.A15:Feuille1.A25 Feuille1.B15:Feuille1.B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.092cm" svg:height="5.113cm" svg:x="4.814cm" svg:y="0.533cm">
            <draw:object draw:notify-on-update-of-ranges="Feuille1.A2:Feuille1.A12 Feuille1.B2:Feuille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8.912cm" svg:height="5.013cm" svg:x="5.153cm" svg:y="12.337cm">
            <draw:object draw:notify-on-update-of-ranges="Feuille1.A28:Feuille1.A38 Feuille1.B28:Feuille1.B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9.397cm" svg:height="5.285cm" svg:x="5.171cm" svg:y="18.024cm">
            <draw:object draw:notify-on-update-of-ranges="Feuille1.A41:Feuille1.A51 Feuille1.B41:Feuille1.B5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réation d’un tableau </text:p>
          </table:table-cell>
          <table:table-cell table:style-name="Default"/>
        </table:table-row>
        <table:table-row table:style-name="ro1">
          <table:table-cell office:value-type="string" calcext:value-type="string">
            <text:p>Taille Array</text:p>
          </table:table-cell>
          <table:table-cell table:style-name="Default" office:value-type="string" calcext:value-type="string">
            <text:p>Temps Exec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51453" calcext:value-type="float">
            <text:p>0,5145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.01859" calcext:value-type="float">
            <text:p>1,01859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.50811" calcext:value-type="float">
            <text:p>1,50811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2.27105" calcext:value-type="float">
            <text:p>2,27105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3.42108" calcext:value-type="float">
            <text:p>3,42108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5.50636" calcext:value-type="float">
            <text:p>5,50636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4.87695" calcext:value-type="float">
            <text:p>4,87695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4.30681" calcext:value-type="float">
            <text:p>4,30681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5.12234" calcext:value-type="float">
            <text:p>5,1223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5.58447" calcext:value-type="float">
            <text:p>5,58447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ri Selec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Taille Array</text:p>
          </table:table-cell>
          <table:table-cell table:style-name="Default" office:value-type="string" calcext:value-type="string">
            <text:p>Temps Exec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4932861328125" calcext:value-type="float">
            <text:p>0,024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23669385910034" calcext:value-type="float">
            <text:p>0,1236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226394891738892" calcext:value-type="float">
            <text:p>0,2263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407911539077759" calcext:value-type="float">
            <text:p>0,4079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624300003051758" calcext:value-type="float">
            <text:p>0,6243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891611814498901" calcext:value-type="float">
            <text:p>0,8916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17386221885681" calcext:value-type="float">
            <text:p>1,1738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51594924926758" calcext:value-type="float">
            <text:p>1,5159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.95779967308044" calcext:value-type="float">
            <text:p>1,9578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81251835823059" calcext:value-type="float">
            <text:p>2,81252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ri Inser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Taille Array</text:p>
          </table:table-cell>
          <table:table-cell table:style-name="Default" office:value-type="string" calcext:value-type="string">
            <text:p>Temps Exec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510194301605225" calcext:value-type="float">
            <text:p>0,051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16250276565552" calcext:value-type="float">
            <text:p>0,116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272863626480103" calcext:value-type="float">
            <text:p>0,2728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606611967086792" calcext:value-type="float">
            <text:p>0,6066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89162802696228" calcext:value-type="float">
            <text:p>0,8916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30821990966797" calcext:value-type="float">
            <text:p>1,3082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88486742973328" calcext:value-type="float">
            <text:p>1,8848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19242835044861" calcext:value-type="float">
            <text:p>2,1924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8876895904541" calcext:value-type="float">
            <text:p>2,8876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.68263602256775" calcext:value-type="float">
            <text:p>3,68264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ri Fus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Taille Array</text:p>
          </table:table-cell>
          <table:table-cell table:style-name="Default" office:value-type="string" calcext:value-type="string">
            <text:p>Temps Exec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99317932128906" calcext:value-type="float">
            <text:p>0,001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598311424255371" calcext:value-type="float">
            <text:p>0,0059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,00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339419841766357" calcext:value-type="float">
            <text:p>0,0339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162515640258789" calcext:value-type="float">
            <text:p>0,0162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337851047515869" calcext:value-type="float">
            <text:p>0,0337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335226058959961" calcext:value-type="float">
            <text:p>0,0335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331604480743408" calcext:value-type="float">
            <text:p>0,0331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496861934661865" calcext:value-type="float">
            <text:p>0,0496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338528156280518" calcext:value-type="float">
            <text:p>0,03385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office:value-type="string" calcext:value-type="string">
            <text:p>Mettre les résultats du « sort » de python serait une insulte à mon travail 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16" loext:min-decimal-places="16" number:min-integer-digits="1"/>
    </number:number-style>
    <number:number-style style:name="N121">
      <number:number number:decimal-places="17" loext:min-decimal-places="17" number:min-integer-digits="1"/>
    </number:number-style>
    <number:number-style style:name="N122">
      <number:number number:decimal-places="15" loext:min-decimal-places="1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/00/0000</text:date>, <text:time style:data-style-name="N2" text:time-value="15:05:45.1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1-24T11:28:19.079000000</meta:creation-date>
    <meta:generator>LibreOffice/6.4.1.2$Windows_X86_64 LibreOffice_project/4d224e95b98b138af42a64d84056446d09082932</meta:generator>
    <dc:date>2023-11-25T17:47:04.740000000</dc:date>
    <meta:editing-duration>PT36M42S</meta:editing-duration>
    <meta:editing-cycles>10</meta:editing-cycles>
    <meta:document-statistic meta:table-count="1" meta:cell-count="93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0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93cm" svg:height="5.114cm" xlink:href=".." xlink:type="simple" chart:class="chart:line" chart:style-name="ch1">
        <chart:legend chart:legend-position="end" svg:x="6.073cm" svg:y="2.262cm" style:legend-expansion="high" chart:style-name="ch2"/>
        <chart:plot-area chart:style-name="ch3" table:cell-range-address="Feuille1.A2:Feuille1.B12" chart:data-source-has-labels="both" svg:x="0.181cm" svg:y="0.102cm" svg:width="5.711cm" svg:height="4.91cm">
          <chartooo:coordinate-region svg:x="1.702cm" svg:y="0.102cm" svg:width="4.052cm" svg:height="2.942cm"/>
          <chart:axis chart:dimension="x" chart:name="primary-x" chart:style-name="ch4" chartooo:axis-type="auto">
            <chartooo:date-scale/>
            <chart:categories table:cell-range-address="Feuille1.A2:Feuille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12" loext:label-string="complexité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xité</text:p>
              </table:table-cell>
            </table:table-row>
          </table:table-header-rows>
          <table:table-rows>
            <table:table-row>
              <table:table-cell office:value-type="string">
                <text:p>Taille Array</text:p>
                <draw:g>
                  <svg:desc>Feuille1.A2:Feuille1.A12</svg:desc>
                </draw:g>
              </table:table-cell>
              <table:table-cell office:value-type="float" office:value="NaN">
                <text:p>NaN</text:p>
                <draw:g>
                  <svg:desc>Feuille1.B2:Feuille1.B12</svg:desc>
                </draw:g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51453">
                <text:p>0.51453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1.01859">
                <text:p>1.01859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1.50811">
                <text:p>1.50811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2.27105">
                <text:p>2.27105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3.42108">
                <text:p>3.42108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5.50636">
                <text:p>5.50636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4.87695">
                <text:p>4.87695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4.30681">
                <text:p>4.30681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5.12234">
                <text:p>5.1223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5.58447">
                <text:p>5.584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0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78cm" svg:height="4.994cm" xlink:href=".." xlink:type="simple" chart:class="chart:line" chart:style-name="ch1">
        <chart:legend chart:legend-position="end" svg:x="5.858cm" svg:y="2.202cm" style:legend-expansion="high" chart:style-name="ch2"/>
        <chart:plot-area chart:style-name="ch3" table:cell-range-address="Feuille1.A15:Feuille1.B25" chart:data-source-has-labels="both" svg:x="0.177cm" svg:y="0.099cm" svg:width="5.504cm" svg:height="4.796cm">
          <chartooo:coordinate-region svg:x="1.698cm" svg:y="0.099cm" svg:width="3.845cm" svg:height="2.828cm"/>
          <chart:axis chart:dimension="x" chart:name="primary-x" chart:style-name="ch4" chartooo:axis-type="auto">
            <chartooo:date-scale/>
            <chart:categories table:cell-range-address="Feuille1.A15:Feuille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15:Feuille1.B25" loext:label-string="complexité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xité</text:p>
              </table:table-cell>
            </table:table-row>
          </table:table-header-rows>
          <table:table-rows>
            <table:table-row>
              <table:table-cell office:value-type="string">
                <text:p>Taille Array</text:p>
                <draw:g>
                  <svg:desc>Feuille1.A15:Feuille1.A25</svg:desc>
                </draw:g>
              </table:table-cell>
              <table:table-cell office:value-type="float" office:value="NaN">
                <text:p>NaN</text:p>
                <draw:g>
                  <svg:desc>Feuille1.B15:Feuille1.B25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4932861328125">
                <text:p>0.0249328613281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23669385910034">
                <text:p>0.12366938591003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226394891738892">
                <text:p>0.22639489173889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407911539077759">
                <text:p>0.40791153907775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624300003051758">
                <text:p>0.62430000305175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891611814498901">
                <text:p>0.89161181449890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.17386221885681">
                <text:p>1.1738622188568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51594924926758">
                <text:p>1.5159492492675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95779967308044">
                <text:p>1.9577996730804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81251835823059">
                <text:p>2.812518358230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0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13cm" svg:height="5.014cm" xlink:href=".." xlink:type="simple" chart:class="chart:line" chart:style-name="ch1">
        <chart:legend chart:legend-position="end" svg:x="5.893cm" svg:y="2.212cm" style:legend-expansion="high" chart:style-name="ch2"/>
        <chart:plot-area chart:style-name="ch3" table:cell-range-address="Feuille1.A28:Feuille1.B38" chart:data-source-has-labels="both" svg:x="0.178cm" svg:y="0.1cm" svg:width="5.537cm" svg:height="4.814cm">
          <chartooo:coordinate-region svg:x="1.699cm" svg:y="0.1cm" svg:width="3.878cm" svg:height="2.846cm"/>
          <chart:axis chart:dimension="x" chart:name="primary-x" chart:style-name="ch4" chartooo:axis-type="auto">
            <chartooo:date-scale/>
            <chart:categories table:cell-range-address="Feuille1.A28:Feuille1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8:Feuille1.B38" loext:label-string="complexité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xité</text:p>
              </table:table-cell>
            </table:table-row>
          </table:table-header-rows>
          <table:table-rows>
            <table:table-row>
              <table:table-cell office:value-type="string">
                <text:p>Taille Array</text:p>
                <draw:g>
                  <svg:desc>Feuille1.A28:Feuille1.A38</svg:desc>
                </draw:g>
              </table:table-cell>
              <table:table-cell office:value-type="float" office:value="NaN">
                <text:p>NaN</text:p>
                <draw:g>
                  <svg:desc>Feuille1.B28:Feuille1.B3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510194301605225">
                <text:p>0.05101943016052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16250276565552">
                <text:p>0.11625027656555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272863626480103">
                <text:p>0.27286362648010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606611967086792">
                <text:p>0.60661196708679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89162802696228">
                <text:p>0.8916280269622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30821990966797">
                <text:p>1.30821990966797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.88486742973328">
                <text:p>1.8848674297332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.19242835044861">
                <text:p>2.1924283504486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.8876895904541">
                <text:p>2.887689590454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.68263602256775">
                <text:p>3.682636022567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0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398cm" svg:height="5.286cm" xlink:href=".." xlink:type="simple" chart:class="chart:line" chart:style-name="ch1">
        <chart:legend chart:legend-position="end" svg:x="6.378cm" svg:y="2.348cm" style:legend-expansion="high" chart:style-name="ch2"/>
        <chart:plot-area chart:style-name="ch3" table:cell-range-address="Feuille1.A41:Feuille1.B51" chart:data-source-has-labels="both" svg:x="0.187cm" svg:y="0.105cm" svg:width="6.004cm" svg:height="5.076cm">
          <chartooo:coordinate-region svg:x="1.708cm" svg:y="0.105cm" svg:width="4.346cm" svg:height="3.108cm"/>
          <chart:axis chart:dimension="x" chart:name="primary-x" chart:style-name="ch4" chartooo:axis-type="auto">
            <chartooo:date-scale/>
            <chart:categories table:cell-range-address="Feuille1.A41:Feuille1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41:Feuille1.B51" loext:label-string="complexité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xité</text:p>
              </table:table-cell>
            </table:table-row>
          </table:table-header-rows>
          <table:table-rows>
            <table:table-row>
              <table:table-cell office:value-type="string">
                <text:p>Taille Array</text:p>
                <draw:g>
                  <svg:desc>Feuille1.A41:Feuille1.A51</svg:desc>
                </draw:g>
              </table:table-cell>
              <table:table-cell office:value-type="float" office:value="NaN">
                <text:p>NaN</text:p>
                <draw:g>
                  <svg:desc>Feuille1.B41:Feuille1.B51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199317932128906">
                <text:p>0.0019931793212890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598311424255371">
                <text:p>0.0059831142425537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339419841766357">
                <text:p>0.033941984176635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162515640258789">
                <text:p>0.016251564025878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337851047515869">
                <text:p>0.0337851047515869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335226058959961">
                <text:p>0.033522605895996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331604480743408">
                <text:p>0.033160448074340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496861934661865">
                <text:p>0.049686193466186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338528156280518">
                <text:p>0.03385281562805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